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mm"/>
    </style:style>
    <style:style style:name="co2" style:family="table-column">
      <style:table-column-properties fo:break-before="auto" style:column-width="96.8mm"/>
    </style:style>
    <style:style style:name="co3" style:family="table-column">
      <style:table-column-properties fo:break-before="auto" style:column-width="95.41mm"/>
    </style:style>
    <style:style style:name="co4" style:family="table-column">
      <style:table-column-properties fo:break-before="auto" style:column-width="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Website</text:p>
          </table:table-cell>
          <table:table-cell office:value-type="string" calcext:value-type="string">
            <text:p>Time taken for download (max_TCP = 5, max_obj = 5)</text:p>
          </table:table-cell>
          <table:table-cell office:value-type="string" calcext:value-type="string">
            <text:p>Time taken for download (max_TCP = 150, max_obj = 1)</text:p>
          </table:table-cell>
          <table:table-cell office:value-type="string" calcext:value-type="string">
            <text:p>Time taken for download (max_TCP = 5, max_obj = 10)</text:p>
          </table:table-cell>
        </table:table-row>
        <table:table-row table:style-name="ro1">
          <table:table-cell office:value-type="string" calcext:value-type="string">
            <text:p>Indian Express – Unthrottled, Windows</text:p>
          </table:table-cell>
          <table:table-cell office:value-type="float" office:value="604.2" calcext:value-type="float">
            <text:p>604.2</text:p>
          </table:table-cell>
          <table:table-cell office:value-type="float" office:value="592.5" calcext:value-type="float">
            <text:p>592.5</text:p>
          </table:table-cell>
          <table:table-cell office:value-type="float" office:value="603.9" calcext:value-type="float">
            <text:p>603.9</text:p>
          </table:table-cell>
        </table:table-row>
        <table:table-row table:style-name="ro1">
          <table:table-cell office:value-type="string" calcext:value-type="string">
            <text:p>Indian Express – Fast 3G, Windows</text:p>
          </table:table-cell>
          <table:table-cell office:value-type="float" office:value="605" calcext:value-type="float">
            <text:p>605</text:p>
          </table:table-cell>
          <table:table-cell office:value-type="float" office:value="591.3" calcext:value-type="float">
            <text:p>591.3</text:p>
          </table:table-cell>
          <table:table-cell office:value-type="float" office:value="604.6" calcext:value-type="float">
            <text:p>604.6</text:p>
          </table:table-cell>
        </table:table-row>
        <table:table-row table:style-name="ro1">
          <table:table-cell office:value-type="string" calcext:value-type="string">
            <text:p>Indian Express – Slow 3G, Windows</text:p>
          </table:table-cell>
          <table:table-cell office:value-type="float" office:value="601.7" calcext:value-type="float">
            <text:p>601.7</text:p>
          </table:table-cell>
          <table:table-cell office:value-type="float" office:value="590.2" calcext:value-type="float">
            <text:p>590.2</text:p>
          </table:table-cell>
          <table:table-cell office:value-type="float" office:value="601.9" calcext:value-type="float">
            <text:p>601.9</text:p>
          </table:table-cell>
        </table:table-row>
        <table:table-row table:style-name="ro1">
          <table:table-cell office:value-type="string" calcext:value-type="string">
            <text:p>Indian Express – Unthrottled, Android</text:p>
          </table:table-cell>
          <table:table-cell office:value-type="float" office:value="606" calcext:value-type="float">
            <text:p>606</text:p>
          </table:table-cell>
          <table:table-cell office:value-type="float" office:value="590.4" calcext:value-type="float">
            <text:p>590.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Indian Express – Fast 3G, Android</text:p>
          </table:table-cell>
          <table:table-cell office:value-type="float" office:value="601.1" calcext:value-type="float">
            <text:p>601.1</text:p>
          </table:table-cell>
          <table:table-cell office:value-type="float" office:value="586.7" calcext:value-type="float">
            <text:p>586.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Indian Express – Slow 3G, Android</text:p>
          </table:table-cell>
          <table:table-cell office:value-type="float" office:value="606.2" calcext:value-type="float">
            <text:p>606.2</text:p>
          </table:table-cell>
          <table:table-cell office:value-type="float" office:value="587.1" calcext:value-type="float">
            <text:p>587.1</text:p>
          </table:table-cell>
          <table:table-cell office:value-type="float" office:value="605.4" calcext:value-type="float">
            <text:p>605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ytimes – Unthrottled, Windows</text:p>
          </table:table-cell>
          <table:table-cell office:value-type="float" office:value="603.4" calcext:value-type="float">
            <text:p>603.4</text:p>
          </table:table-cell>
          <table:table-cell office:value-type="float" office:value="592.1" calcext:value-type="float">
            <text:p>592.1</text:p>
          </table:table-cell>
          <table:table-cell office:value-type="float" office:value="602.9" calcext:value-type="float">
            <text:p>602.9</text:p>
          </table:table-cell>
        </table:table-row>
        <table:table-row table:style-name="ro1">
          <table:table-cell office:value-type="string" calcext:value-type="string">
            <text:p>Nytimes – Fast 3G, Windows</text:p>
          </table:table-cell>
          <table:table-cell office:value-type="float" office:value="601.3" calcext:value-type="float">
            <text:p>601.3</text:p>
          </table:table-cell>
          <table:table-cell office:value-type="float" office:value="589.7" calcext:value-type="float">
            <text:p>589.7</text:p>
          </table:table-cell>
          <table:table-cell office:value-type="float" office:value="601.5" calcext:value-type="float">
            <text:p>601.5</text:p>
          </table:table-cell>
        </table:table-row>
        <table:table-row table:style-name="ro1">
          <table:table-cell office:value-type="string" calcext:value-type="string">
            <text:p>Nytimes – Slow 3G, Windows</text:p>
          </table:table-cell>
          <table:table-cell office:value-type="float" office:value="601.5" calcext:value-type="float">
            <text:p>601.5</text:p>
          </table:table-cell>
          <table:table-cell office:value-type="float" office:value="591.6" calcext:value-type="float">
            <text:p>591.6</text:p>
          </table:table-cell>
          <table:table-cell office:value-type="float" office:value="601.5" calcext:value-type="float">
            <text:p>601.5</text:p>
          </table:table-cell>
        </table:table-row>
        <table:table-row table:style-name="ro1">
          <table:table-cell office:value-type="string" calcext:value-type="string">
            <text:p>Nytimes – Unthrottled, Android</text:p>
          </table:table-cell>
          <table:table-cell office:value-type="float" office:value="602" calcext:value-type="float">
            <text:p>602</text:p>
          </table:table-cell>
          <table:table-cell office:value-type="float" office:value="590.7" calcext:value-type="float">
            <text:p>590.7</text:p>
          </table:table-cell>
          <table:table-cell office:value-type="float" office:value="602.3" calcext:value-type="float">
            <text:p>602.3</text:p>
          </table:table-cell>
        </table:table-row>
        <table:table-row table:style-name="ro1">
          <table:table-cell office:value-type="string" calcext:value-type="string">
            <text:p>Nytimes – Fast 3G, Android</text:p>
          </table:table-cell>
          <table:table-cell office:value-type="float" office:value="601" calcext:value-type="float">
            <text:p>601</text:p>
          </table:table-cell>
          <table:table-cell office:value-type="float" office:value="590.9" calcext:value-type="float">
            <text:p>590.9</text:p>
          </table:table-cell>
          <table:table-cell office:value-type="float" office:value="600.8" calcext:value-type="float">
            <text:p>600.8</text:p>
          </table:table-cell>
        </table:table-row>
        <table:table-row table:style-name="ro1">
          <table:table-cell office:value-type="string" calcext:value-type="string">
            <text:p>Nytimes – Slow 3G, Android</text:p>
          </table:table-cell>
          <table:table-cell office:value-type="float" office:value="600.9" calcext:value-type="float">
            <text:p>600.9</text:p>
          </table:table-cell>
          <table:table-cell office:value-type="float" office:value="591" calcext:value-type="float">
            <text:p>59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Nytimes – Unthrottled, Windows, Scroll</text:p>
          </table:table-cell>
          <table:table-cell office:value-type="float" office:value="601.2" calcext:value-type="float">
            <text:p>601.2</text:p>
          </table:table-cell>
          <table:table-cell office:value-type="float" office:value="590.1" calcext:value-type="float">
            <text:p>590.1</text:p>
          </table:table-cell>
          <table:table-cell office:value-type="float" office:value="601.3" calcext:value-type="float">
            <text:p>601.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x – Unthrottled, Windows</text:p>
          </table:table-cell>
          <table:table-cell office:value-type="float" office:value="500.6" calcext:value-type="float">
            <text:p>500.6</text:p>
          </table:table-cell>
          <table:table-cell office:value-type="float" office:value="488.4" calcext:value-type="float">
            <text:p>488.4</text:p>
          </table:table-cell>
          <table:table-cell office:value-type="float" office:value="500.3" calcext:value-type="float">
            <text:p>500.3</text:p>
          </table:table-cell>
        </table:table-row>
        <table:table-row table:style-name="ro1">
          <table:table-cell office:value-type="string" calcext:value-type="string">
            <text:p>Vox – Fast 3G, Windows</text:p>
          </table:table-cell>
          <table:table-cell office:value-type="float" office:value="500.8" calcext:value-type="float">
            <text:p>500.8</text:p>
          </table:table-cell>
          <table:table-cell office:value-type="float" office:value="490.5" calcext:value-type="float">
            <text:p>490.5</text:p>
          </table:table-cell>
          <table:table-cell office:value-type="float" office:value="500.9" calcext:value-type="float">
            <text:p>500.9</text:p>
          </table:table-cell>
        </table:table-row>
        <table:table-row table:style-name="ro1">
          <table:table-cell office:value-type="string" calcext:value-type="string">
            <text:p>Vox – Slow 3G, Windows</text:p>
          </table:table-cell>
          <table:table-cell office:value-type="float" office:value="500.8" calcext:value-type="float">
            <text:p>500.8</text:p>
          </table:table-cell>
          <table:table-cell office:value-type="float" office:value="490.1" calcext:value-type="float">
            <text:p>490.1</text:p>
          </table:table-cell>
          <table:table-cell office:value-type="float" office:value="500.7" calcext:value-type="float">
            <text:p>500.7</text:p>
          </table:table-cell>
        </table:table-row>
        <table:table-row table:style-name="ro1">
          <table:table-cell office:value-type="string" calcext:value-type="string">
            <text:p>Vox – Unthrottled, Android</text:p>
          </table:table-cell>
          <table:table-cell office:value-type="float" office:value="500.5" calcext:value-type="float">
            <text:p>500.5</text:p>
          </table:table-cell>
          <table:table-cell office:value-type="float" office:value="489.9" calcext:value-type="float">
            <text:p>489.9</text:p>
          </table:table-cell>
          <table:table-cell office:value-type="float" office:value="499.7" calcext:value-type="float">
            <text:p>499.7</text:p>
          </table:table-cell>
        </table:table-row>
        <table:table-row table:style-name="ro1">
          <table:table-cell office:value-type="string" calcext:value-type="string">
            <text:p>Vox – Fast 3G, Android</text:p>
          </table:table-cell>
          <table:table-cell office:value-type="float" office:value="500.2" calcext:value-type="float">
            <text:p>500.2</text:p>
          </table:table-cell>
          <table:table-cell office:value-type="float" office:value="490.4" calcext:value-type="float">
            <text:p>490.4</text:p>
          </table:table-cell>
          <table:table-cell office:value-type="float" office:value="500.3" calcext:value-type="float">
            <text:p>500.3</text:p>
          </table:table-cell>
        </table:table-row>
        <table:table-row table:style-name="ro1">
          <table:table-cell office:value-type="string" calcext:value-type="string">
            <text:p>Vox – Slow 3G, Android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office:value-type="float" office:value="499.9" calcext:value-type="float">
            <text:p>499.9</text:p>
          </table:table-cell>
        </table:table-row>
        <table:table-row table:style-name="ro1">
          <table:table-cell office:value-type="string" calcext:value-type="string">
            <text:p>Vox – Unthrottled, Windows, Scroll</text:p>
          </table:table-cell>
          <table:table-cell office:value-type="float" office:value="500.1" calcext:value-type="float">
            <text:p>500.1</text:p>
          </table:table-cell>
          <table:table-cell office:value-type="float" office:value="489.7" calcext:value-type="float">
            <text:p>489.7</text:p>
          </table:table-cell>
          <table:table-cell office:value-type="float" office:value="500.4" calcext:value-type="float">
            <text:p>50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3:53:02.296470946</meta:creation-date>
    <dc:date>2017-09-25T00:32:21.399351991</dc:date>
    <meta:editing-duration>PT29M17S</meta:editing-duration>
    <meta:editing-cycles>4</meta:editing-cycles>
    <meta:generator>LibreOffice/5.1.6.2$Linux_X86_64 LibreOffice_project/10m0$Build-2</meta:generator>
    <meta:document-statistic meta:table-count="1" meta:cell-count="84" meta:object-count="0"/>
  </office:meta>
</office:document-meta>
</file>